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" manifest:full-path="Versions/Version1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VersionList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erif" svg:font-family="'DejaVu Serif'"/>
    <style:font-face style:name="Lucidasans1" svg:font-family="Lucidasans"/>
    <style:font-face style:name="AR PL ShanHeiSun Uni" svg:font-family="'AR PL ShanHeiSun Uni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title text:fixed="true">Education</text:title></text:h>
      <text:p text:style-name="Workplace_20_description"><text:tab/>Sep, 2003 ― Dec, 2007<text:tab/>UW River Falls</text:p>
      <text:p text:style-name="Job_20_title">Undergraduate<text:line-break/>Computer Science &amp; Information Systems</text:p>
      <text:p text:style-name="Workplace_20_description"><text:tab/>Jan, 2010 ― Present<text:tab/>Dunwoody Technical</text:p>
      <text:p text:style-name="Job_20_title">Undergraduate<text:line-break/>CWE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DejaVu Serif" svg:font-family="'DejaVu Serif'"/>
    <style:font-face style:name="Lucidasans1" svg:font-family="Lucidasans"/>
    <style:font-face style:name="AR PL ShanHeiSun Uni" svg:font-family="'AR PL ShanHeiSun Uni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erif" fo:font-size="12pt" fo:language="en" fo:country="US" style:letter-kerning="true" style:font-name-asian="DejaVu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DejaVu Serif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DejaVu Serif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name-complex="Lucida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orkplace_20_description" style:display-name="Workplace description" style:family="paragraph" style:parent-style-name="Text_20_body" style:next-style-name="Text_20_body">
      <style:paragraph-properties fo:margin-left="3in" fo:margin-right="0.75in" fo:text-indent="-2.25in" style:auto-text-indent="false">
        <style:tab-stops>
          <style:tab-stop style:position="-0.25in" style:type="right"/>
        </style:tab-stops>
      </style:paragraph-properties>
    </style:style>
    <style:style style:name="Job_20_title" style:display-name="Job title" style:family="paragraph" style:parent-style-name="Workplace_20_description">
      <style:paragraph-properties fo:margin-left="3.25in" fo:margin-right="0.75in" fo:text-indent="-0.25in" style:auto-text-indent="false">
        <style:tab-stops/>
      </style:paragraph-properties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03</meta:generator>
    <dc:title>Education</dc:title>
    <dc:subject>Resume</dc:subject>
    <meta:initial-creator>Daniel Church</meta:initial-creator>
    <meta:creation-date>2008-02-27T22:46:24</meta:creation-date>
    <dc:creator>Daniel Church</dc:creator>
    <dc:date>2011-07-21T19:51:35</dc:date>
    <meta:editing-cycles>17</meta:editing-cycles>
    <meta:editing-duration>PT13M47S</meta:editing-duration>
    <meta:document-statistic meta:table-count="0" meta:image-count="0" meta:object-count="0" meta:page-count="1" meta:paragraph-count="0" meta:word-count="23" meta:character-count="155" meta:non-whitespace-character-count="135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Last version that says I'm currently a student." VL:creator="Daniel Church" dc:date-time="2009-03-10T16:17:40"/>
</VL:version-list>
</file>